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e7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d my_Github</text:p>
      <text:p text:style-name="P1"/>
      <text:p text:style-name="P1">~/my_Github$ ls </text:p>
      <text:p text:style-name="P1"/>
      <text:p text:style-name="P1">README.md</text:p>
      <text:p text:style-name="P1"/>
      <text:p text:style-name="P1">my_Github$ git branch</text:p>
      <text:p text:style-name="Standard"/>
      <text:p text:style-name="Standard">* main</text:p>
      <text:p text:style-name="Standard"/>
      <text:p text:style-name="Standard">git add .</text:p>
      <text:p text:style-name="Standard"/>
      <text:p text:style-name="Standard">commit -m "responsive"</text:p>
      <text:p text:style-name="Standard"/>
      <text:p text:style-name="Standard">Author identity unknown</text:p>
      <text:p text:style-name="Standard"/>
      <text:p text:style-name="Standard">*** Please tell me who you are.</text:p>
      <text:p text:style-name="Standard"/>
      <text:p text:style-name="Standard">Run</text:p>
      <text:p text:style-name="Standard"/>
      <text:p text:style-name="Standard"><text:s text:c="2"/>git config --global user.email "you@example.com"</text:p>
      <text:p text:style-name="Standard"/>
      <text:p text:style-name="Standard"><text:s text:c="2"/>git config --global user.name "Your Name"</text:p>
      <text:p text:style-name="Standard"/>
      <text:p text:style-name="Standard">to set your account's default identity.</text:p>
      <text:p text:style-name="Standard">Omit --global to set the identity only in this repository.</text:p>
      <text:p text:style-name="Standard"/>
      <text:p text:style-name="Standard">fatal: unable to auto-detect email address (got 'mohamed-diab@mohamed-diab-Dell-G15-5530.(none)')</text:p>
      <text:p text:style-name="Standard"/>
      <text:p text:style-name="Standard">touch lab1.html</text:p>
      <text:p text:style-name="Standard"/>
      <text:p text:style-name="Standard">git init </text:p>
      <text:p text:style-name="Standard"/>
      <text:p text:style-name="Standard">Reinitialized existing Git repository in /home/mohamed-diab/my_Github/.git/</text:p>
      <text:p text:style-name="Standard"/>
      <text:p text:style-name="Standard">git add .</text:p>
      <text:p text:style-name="Standard"/>
      <text:p text:style-name="Standard">git commit .</text:p>
      <text:p text:style-name="Standard"/>
      <text:p text:style-name="Standard"/>
      <text:p text:style-name="Standard">git config --global user.email "mdiab0109666@gmail.com"</text:p>
      <text:p text:style-name="Standard"/>
      <text:p text:style-name="Standard">git config --global user.name "Mohamed Ali Amen"</text:p>
      <text:p text:style-name="Standard"/>
      <text:p text:style-name="Standard"><text:s/>git commit .</text:p>
      <text:p text:style-name="Standard"/>
      <text:p text:style-name="Standard">Aborting commit due to empty commit message.</text:p>
      <text:p text:style-name="Standard"/>
      <text:p text:style-name="Standard"/>
      <text:p text:style-name="Standard"/>
      <text:p text:style-name="Standard"/>
      <text:p text:style-name="Standard"><text:soft-page-break/><text:s/>git commit -m "my name is mohamed diab"</text:p>
      <text:p text:style-name="Standard">[main 2b80d37] my name is mohamed diab</text:p>
      <text:p text:style-name="Standard"><text:s/>1 file changed, 0 insertions(+), 0 deletions(-)</text:p>
      <text:p text:style-name="Standard"><text:s/>create mode 100644 lab1.html</text:p>
      <text:p text:style-name="Standard"/>
      <text:p text:style-name="Standard"/>
      <text:p text:style-name="Standard">git remote add origan git@github.com:MohamedAliAmean/my_Github.git</text:p>
      <text:p text:style-name="Standard"/>
      <text:p text:style-name="Standard">git push origan main</text:p>
      <text:p text:style-name="Standard"/>
      <text:p text:style-name="Standard">The authenticity of host 'github.com (140.82.121.3)' can't be established.</text:p>
      <text:p text:style-name="Standard">ED25519 key fingerprint is SHA256:+DiY3wvvV6TuJJhbpZisF/zLDA0zPMSvHdkr4UvCOqU.</text:p>
      <text:p text:style-name="Standard">This key is not known by any other names.</text:p>
      <text:p text:style-name="Standard">Are you sure you want to continue connecting (yes/no/[fingerprint])? y</text:p>
      <text:p text:style-name="Standard">Please type 'yes', 'no' or the fingerprint: yes</text:p>
      <text:p text:style-name="Standard">Warning: Permanently added 'github.com' (ED25519) to the list of known hosts.</text:p>
      <text:p text:style-name="Standard">Enumerating objects: 4, done.</text:p>
      <text:p text:style-name="Standard">Counting objects: 100% (4/4), done.</text:p>
      <text:p text:style-name="Standard">Delta compression using up to 20 threads</text:p>
      <text:p text:style-name="Standard">Compressing objects: 100% (2/2), done.</text:p>
      <text:p text:style-name="Standard">Writing objects: 100% (3/3), 287 bytes | 287.00 KiB/s, done.</text:p>
      <text:p text:style-name="Standard">Total 3 (delta 0), reused 0 (delta 0), pack-reused 0 (from 0)</text:p>
      <text:p text:style-name="Standard">To github.com:MohamedAliAmean/my_Github.git</text:p>
      <text:p text:style-name="Standard"><text:s text:c="3"/>bcab436..2b80d37 <text:s/>main -&gt; main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5:02:10.828453158</meta:creation-date>
    <dc:date>2025-02-05T15:17:15.483425326</dc:date>
    <meta:editing-duration>PT4M12S</meta:editing-duration>
    <meta:editing-cycles>1</meta:editing-cycles>
    <meta:generator>LibreOffice/24.8.4.2$Linux_X86_64 LibreOffice_project/480$Build-2</meta:generator>
    <meta:document-statistic meta:table-count="0" meta:image-count="0" meta:object-count="0" meta:page-count="2" meta:paragraph-count="44" meta:word-count="241" meta:character-count="1686" meta:non-whitespace-character-count="1480"/>
  </office:meta>
</office:document-meta>
</file>